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fo:font-style="italic"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paragraph-rsid="00e53d30"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paragraph-rsid="00f6a29a"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paragraph-rsid="0121d4a6" style:font-size-asian="20pt" style:font-weight-asian="bold" style:font-size-complex="20pt" style:font-weight-complex="bold"/>
    </style:style>
    <style:style style:name="P9" style:family="paragraph" style:parent-style-name="Standard">
      <style:text-properties style:text-position="0% 100%" fo:font-size="14pt" style:text-underline-style="none" fo:font-weight="normal" officeooo:rsid="00d9ade4" officeooo:paragraph-rsid="00d9afad" style:font-size-asian="14pt" style:font-weight-asian="normal" style:font-size-complex="14pt" style:font-weight-complex="normal"/>
    </style:style>
    <style:style style:name="P10" style:family="paragraph" style:parent-style-name="Standard">
      <style:text-properties style:text-position="0% 100%" fo:font-size="14pt" style:text-underline-style="none" fo:font-weight="normal" officeooo:rsid="00d9ade4" officeooo:paragraph-rsid="00e53d30" style:font-size-asian="14pt" style:font-weight-asian="normal" style:font-size-complex="14pt" style:font-weight-complex="normal"/>
    </style:style>
    <style:style style:name="P11" style:family="paragraph" style:parent-style-name="Standard">
      <style:text-properties style:text-position="0% 100%" fo:font-size="14pt" style:text-underline-style="none" fo:font-weight="normal" officeooo:rsid="00d9ade4" officeooo:paragraph-rsid="00f6a29a" style:font-size-asian="14pt" style:font-weight-asian="normal" style:font-size-complex="14pt" style:font-weight-complex="normal"/>
    </style:style>
    <style:style style:name="P12" style:family="paragraph" style:parent-style-name="Standard">
      <style:text-properties style:text-position="0% 100%" fo:font-size="14pt" style:text-underline-style="none" fo:font-weight="normal" officeooo:rsid="00e53d30" officeooo:paragraph-rsid="00e53d30" style:font-size-asian="14pt" style:font-weight-asian="normal" style:font-size-complex="14pt" style:font-weight-complex="normal"/>
    </style:style>
    <style:style style:name="P13" style:family="paragraph" style:parent-style-name="Standard">
      <style:text-properties style:text-position="0% 100%" fo:font-size="14pt" style:text-underline-style="none" fo:font-weight="normal" officeooo:rsid="00e53d30" officeooo:paragraph-rsid="0123cb8a" style:font-size-asian="14pt" style:font-weight-asian="normal" style:font-size-complex="14pt" style:font-weight-complex="normal"/>
    </style:style>
    <style:style style:name="P14" style:family="paragraph" style:parent-style-name="Standard">
      <style:text-properties style:text-position="0% 100%" fo:font-size="14pt" style:text-underline-style="none" fo:font-weight="normal" officeooo:rsid="00e53d30" officeooo:paragraph-rsid="01244ae4" style:font-size-asian="14pt" style:font-weight-asian="normal" style:font-size-complex="14pt" style:font-weight-complex="normal"/>
    </style:style>
    <style:style style:name="P15" style:family="paragraph" style:parent-style-name="Standard">
      <style:text-properties style:text-position="0% 100%" fo:font-size="14pt" style:text-underline-style="none" fo:font-weight="normal" officeooo:rsid="00e53d30" officeooo:paragraph-rsid="012bd1e8" style:font-size-asian="14pt" style:font-weight-asian="normal" style:font-size-complex="14pt" style:font-weight-complex="normal"/>
    </style:style>
    <style:style style:name="P16" style:family="paragraph" style:parent-style-name="Standard">
      <style:text-properties style:text-position="0% 100%" fo:font-size="14pt" style:text-underline-style="none" fo:font-weight="normal" officeooo:rsid="00e53d30" officeooo:paragraph-rsid="012fce24" style:font-size-asian="14pt" style:font-weight-asian="normal" style:font-size-complex="14pt" style:font-weight-complex="normal"/>
    </style:style>
    <style:style style:name="P17" style:family="paragraph" style:parent-style-name="Standard">
      <style:text-properties style:text-position="0% 100%" fo:font-size="14pt" style:text-underline-style="none" fo:font-weight="normal" officeooo:rsid="00e53d30" officeooo:paragraph-rsid="013238ea" style:font-size-asian="14pt" style:font-weight-asian="normal" style:font-size-complex="14pt" style:font-weight-complex="normal"/>
    </style:style>
    <style:style style:name="P18" style:family="paragraph" style:parent-style-name="Standard">
      <style:text-properties style:text-position="0% 100%" fo:font-size="14pt" style:text-underline-style="none" fo:font-weight="normal" officeooo:rsid="00e5ce30" officeooo:paragraph-rsid="00e5ce30" style:font-size-asian="14pt" style:font-weight-asian="normal" style:font-size-complex="14pt" style:font-weight-complex="normal"/>
    </style:style>
    <style:style style:name="P19" style:family="paragraph" style:parent-style-name="Standard">
      <style:text-properties style:text-position="0% 100%" fo:font-size="14pt" style:text-underline-style="none" fo:font-weight="normal" officeooo:rsid="00e5ce30" officeooo:paragraph-rsid="0130c15d" style:font-size-asian="14pt" style:font-weight-asian="normal" style:font-size-complex="14pt" style:font-weight-complex="normal"/>
    </style:style>
    <style:style style:name="P20" style:family="paragraph" style:parent-style-name="Standard">
      <style:text-properties style:text-position="0% 100%" fo:font-size="14pt" style:text-underline-style="none" fo:font-weight="normal" officeooo:rsid="00e5ce30" officeooo:paragraph-rsid="013238ea" style:font-size-asian="14pt" style:font-weight-asian="normal" style:font-size-complex="14pt" style:font-weight-complex="normal"/>
    </style:style>
    <style:style style:name="P21" style:family="paragraph" style:parent-style-name="Standard">
      <style:text-properties style:text-position="0% 100%" fo:font-size="14pt" style:text-underline-style="none" fo:font-weight="normal" officeooo:rsid="00f4f638" officeooo:paragraph-rsid="012728b6" style:font-size-asian="14pt" style:font-weight-asian="normal" style:font-size-complex="14pt" style:font-weight-complex="normal"/>
    </style:style>
    <style:style style:name="P22" style:family="paragraph" style:parent-style-name="Standard">
      <style:text-properties style:text-position="0% 100%" fo:font-size="14pt" style:text-underline-style="none" fo:font-weight="normal" officeooo:rsid="00f4f638" officeooo:paragraph-rsid="012bd1e8" style:font-size-asian="14pt" style:font-weight-asian="normal" style:font-size-complex="14pt" style:font-weight-complex="normal"/>
    </style:style>
    <style:style style:name="P23" style:family="paragraph" style:parent-style-name="Standard">
      <style:text-properties style:text-position="0% 100%" fo:font-size="14pt" style:text-underline-style="none" fo:font-weight="normal" officeooo:rsid="00f4f638" officeooo:paragraph-rsid="0130c15d" style:font-size-asian="14pt" style:font-weight-asian="normal" style:font-size-complex="14pt" style:font-weight-complex="normal"/>
    </style:style>
    <style:style style:name="P24" style:family="paragraph" style:parent-style-name="Standard">
      <style:text-properties style:text-position="0% 100%" fo:font-size="14pt" style:text-underline-style="none" fo:font-weight="normal" officeooo:rsid="00f60d50" officeooo:paragraph-rsid="0124ee47" style:font-size-asian="14pt" style:font-weight-asian="normal" style:font-size-complex="14pt" style:font-weight-complex="normal"/>
    </style:style>
    <style:style style:name="P25" style:family="paragraph" style:parent-style-name="Standard">
      <style:text-properties style:text-position="0% 100%" fo:font-size="14pt" style:text-underline-style="none" fo:font-weight="normal" officeooo:rsid="00f60d50" officeooo:paragraph-rsid="012bd1e8" style:font-size-asian="14pt" style:font-weight-asian="normal" style:font-size-complex="14pt" style:font-weight-complex="normal"/>
    </style:style>
    <style:style style:name="P26" style:family="paragraph" style:parent-style-name="Standard">
      <style:text-properties style:text-position="0% 100%" fo:font-size="14pt" style:text-underline-style="none" fo:font-weight="normal" officeooo:rsid="00fabb04" officeooo:paragraph-rsid="00fabb04" style:font-size-asian="14pt" style:font-weight-asian="normal" style:font-size-complex="14pt" style:font-weight-complex="normal"/>
    </style:style>
    <style:style style:name="P27" style:family="paragraph" style:parent-style-name="Standard">
      <style:text-properties style:text-position="0% 100%" fo:font-size="14pt" style:text-underline-style="none" fo:font-weight="normal" officeooo:rsid="00fabb04" officeooo:paragraph-rsid="00fead84" style:font-size-asian="14pt" style:font-weight-asian="normal" style:font-size-complex="14pt" style:font-weight-complex="normal"/>
    </style:style>
    <style:style style:name="P28" style:family="paragraph" style:parent-style-name="Standard">
      <style:text-properties style:text-position="0% 100%" fo:font-size="14pt" style:text-underline-style="none" fo:font-weight="normal" officeooo:rsid="00fead84" officeooo:paragraph-rsid="010073b8" style:font-size-asian="14pt" style:font-weight-asian="normal" style:font-size-complex="14pt" style:font-weight-complex="normal"/>
    </style:style>
    <style:style style:name="P29" style:family="paragraph" style:parent-style-name="Standard">
      <style:text-properties style:text-position="0% 100%" fo:font-size="14pt" style:text-underline-style="none" fo:font-weight="normal" officeooo:rsid="010073b8" officeooo:paragraph-rsid="010073b8" style:font-size-asian="14pt" style:font-weight-asian="normal" style:font-size-complex="14pt" style:font-weight-complex="normal"/>
    </style:style>
    <style:style style:name="P30" style:family="paragraph" style:parent-style-name="Standard">
      <style:text-properties style:text-position="0% 100%" fo:font-size="14pt" style:text-underline-style="none" fo:font-weight="normal" officeooo:rsid="00f72cf0" officeooo:paragraph-rsid="01025d7c" style:font-size-asian="14pt" style:font-weight-asian="normal" style:font-size-complex="14pt" style:font-weight-complex="normal"/>
    </style:style>
    <style:style style:name="P31" style:family="paragraph" style:parent-style-name="Standard">
      <style:text-properties style:text-position="0% 100%" fo:font-size="14pt" style:text-underline-style="none" fo:font-weight="normal" officeooo:rsid="00f6a29a" officeooo:paragraph-rsid="01025d7c" style:font-size-asian="14pt" style:font-weight-asian="normal" style:font-size-complex="14pt" style:font-weight-complex="normal"/>
    </style:style>
    <style:style style:name="P32" style:family="paragraph" style:parent-style-name="Standard">
      <style:text-properties style:text-position="0% 100%" fo:font-size="14pt" style:text-underline-style="none" fo:font-weight="normal" officeooo:rsid="01038154" officeooo:paragraph-rsid="01038154" style:font-size-asian="14pt" style:font-weight-asian="normal" style:font-size-complex="14pt" style:font-weight-complex="normal"/>
    </style:style>
    <style:style style:name="P33" style:family="paragraph" style:parent-style-name="Standard">
      <style:text-properties style:text-position="0% 100%" fo:font-size="14pt" style:text-underline-style="none" fo:font-weight="normal" officeooo:rsid="0121d4a6" officeooo:paragraph-rsid="0121d4a6" style:font-size-asian="14pt" style:font-weight-asian="normal" style:font-size-complex="14pt" style:font-weight-complex="normal"/>
    </style:style>
    <style:style style:name="P34" style:family="paragraph" style:parent-style-name="Standard">
      <style:text-properties style:text-position="0% 100%" fo:font-size="14pt" style:text-underline-style="none" fo:font-weight="normal" officeooo:rsid="0121d4a6" officeooo:paragraph-rsid="012fce24" style:font-size-asian="14pt" style:font-weight-asian="normal" style:font-size-complex="14pt" style:font-weight-complex="normal"/>
    </style:style>
    <style:style style:name="P35" style:family="paragraph" style:parent-style-name="Standard">
      <style:text-properties style:text-position="0% 100%" fo:font-size="14pt" style:text-underline-style="none" fo:font-weight="normal" officeooo:rsid="0121d4a6" officeooo:paragraph-rsid="013416d9" style:font-size-asian="14pt" style:font-weight-asian="normal" style:font-size-complex="14pt" style:font-weight-complex="normal"/>
    </style:style>
    <style:style style:name="P36" style:family="paragraph" style:parent-style-name="Standard">
      <style:text-properties style:text-position="0% 100%" fo:font-size="14pt" style:text-underline-style="none" fo:font-weight="normal" officeooo:rsid="0121d4a6" officeooo:paragraph-rsid="01349cc4" style:font-size-asian="14pt" style:font-weight-asian="normal" style:font-size-complex="14pt" style:font-weight-complex="normal"/>
    </style:style>
    <style:style style:name="P37" style:family="paragraph" style:parent-style-name="Standard">
      <style:text-properties style:text-position="0% 100%" fo:font-size="14pt" style:text-underline-style="none" fo:font-weight="normal" officeooo:rsid="0124ee47" officeooo:paragraph-rsid="0124ee47" style:font-size-asian="14pt" style:font-weight-asian="normal" style:font-size-complex="14pt" style:font-weight-complex="normal"/>
    </style:style>
    <style:style style:name="P38" style:family="paragraph" style:parent-style-name="Standard">
      <style:text-properties style:text-position="0% 100%" fo:font-size="14pt" style:text-underline-style="none" fo:font-weight="normal" officeooo:rsid="0116273b" officeooo:paragraph-rsid="012bd1e8" style:font-size-asian="14pt" style:font-weight-asian="normal" style:font-size-complex="14pt" style:font-weight-complex="normal"/>
    </style:style>
    <style:style style:name="P39" style:family="paragraph" style:parent-style-name="Standard">
      <style:text-properties style:text-position="0% 100%" fo:font-size="14pt" style:text-underline-style="none" fo:font-weight="normal" officeooo:rsid="012bd1e8" officeooo:paragraph-rsid="012bd1e8" style:font-size-asian="14pt" style:font-weight-asian="normal" style:font-size-complex="14pt" style:font-weight-complex="normal"/>
    </style:style>
    <style:style style:name="P40" style:family="paragraph" style:parent-style-name="Standard">
      <style:text-properties style:text-position="0% 100%" fo:font-size="14pt" style:text-underline-style="none" fo:font-weight="normal" officeooo:rsid="00f2cc64" officeooo:paragraph-rsid="0130c15d" style:font-size-asian="14pt" style:font-weight-asian="normal" style:font-size-complex="14pt" style:font-weight-complex="normal"/>
    </style:style>
    <style:style style:name="P41" style:family="paragraph" style:parent-style-name="Standard">
      <style:text-properties style:text-position="0% 100%" fo:font-size="14pt" style:text-underline-style="none" fo:font-weight="normal" officeooo:rsid="01074db8" officeooo:paragraph-rsid="013238ea" style:font-size-asian="14pt" style:font-weight-asian="normal" style:font-size-complex="14pt" style:font-weight-complex="normal"/>
    </style:style>
    <style:style style:name="P42" style:family="paragraph" style:parent-style-name="Standard">
      <style:text-properties style:text-position="0% 100%" fo:font-size="14pt" style:text-underline-style="none" fo:font-weight="normal" officeooo:rsid="01349cc4" officeooo:paragraph-rsid="01349cc4" style:font-size-asian="14pt" style:font-weight-asian="normal" style:font-size-complex="14pt" style:font-weight-complex="normal"/>
    </style:style>
    <style:style style:name="P43" style:family="paragraph" style:parent-style-name="Standard">
      <style:text-properties style:text-position="0% 100%" fo:font-size="14pt" style:text-underline-style="none" fo:font-weight="normal" officeooo:rsid="00f68fba" officeooo:paragraph-rsid="012fce24" style:font-size-asian="14pt" style:font-weight-asian="normal" style:font-size-complex="14pt" style:font-weight-complex="normal"/>
    </style:style>
    <style:style style:name="P44" style:family="paragraph" style:parent-style-name="Standard">
      <style:text-properties style:text-position="0% 100%" fo:font-size="14pt" style:text-underline-style="none" fo:font-weight="normal" officeooo:rsid="01362f3c" officeooo:paragraph-rsid="01362f3c" style:font-size-asian="14pt" style:font-weight-asian="normal" style:font-size-complex="14pt" style:font-weight-complex="normal"/>
    </style:style>
    <style:style style:name="P45" style:family="paragraph" style:parent-style-name="Standard">
      <style:text-properties style:text-position="0% 100%" fo:font-size="14pt" style:text-underline-style="none" fo:font-weight="bold" officeooo:rsid="00e53d30" officeooo:paragraph-rsid="01244ae4" style:font-size-asian="14pt" style:font-weight-asian="bold" style:font-size-complex="14pt" style:font-weight-complex="bold"/>
    </style:style>
    <style:style style:name="P46" style:family="paragraph" style:parent-style-name="Standard">
      <style:text-properties style:text-position="0% 100%" fo:font-size="14pt" style:text-underline-style="none" fo:font-weight="bold" officeooo:rsid="00e53d30" officeooo:paragraph-rsid="0124ee47" style:font-size-asian="14pt" style:font-weight-asian="bold" style:font-size-complex="14pt" style:font-weight-complex="bold"/>
    </style:style>
    <style:style style:name="P47" style:family="paragraph" style:parent-style-name="Standard">
      <style:text-properties style:text-position="0% 100%" fo:font-size="14pt" style:text-underline-style="none" fo:font-weight="bold" officeooo:rsid="00e53d30" officeooo:paragraph-rsid="012fce24" style:font-size-asian="14pt" style:font-weight-asian="bold" style:font-size-complex="14pt" style:font-weight-complex="bold"/>
    </style:style>
    <style:style style:name="P48" style:family="paragraph" style:parent-style-name="Standard">
      <style:text-properties style:text-position="0% 100%" fo:font-size="14pt" style:text-underline-style="none" fo:font-weight="bold" officeooo:rsid="00f4f638" officeooo:paragraph-rsid="01294336" style:font-size-asian="14pt" style:font-weight-asian="bold" style:font-size-complex="14pt" style:font-weight-complex="bold"/>
    </style:style>
    <style:style style:name="P49" style:family="paragraph" style:parent-style-name="Standard">
      <style:text-properties style:text-position="0% 100%" fo:font-size="14pt" style:text-underline-style="none" fo:font-weight="bold" officeooo:rsid="00f4f638" officeooo:paragraph-rsid="012997ff" style:font-size-asian="14pt" style:font-weight-asian="bold" style:font-size-complex="14pt" style:font-weight-complex="bold"/>
    </style:style>
    <style:style style:name="P50" style:family="paragraph" style:parent-style-name="Standard">
      <style:text-properties style:text-position="0% 100%" fo:font-size="14pt" style:text-underline-style="none" fo:font-weight="bold" officeooo:rsid="011c5cf4" officeooo:paragraph-rsid="012bd1e8" style:font-size-asian="14pt" style:font-weight-asian="bold" style:font-size-complex="14pt" style:font-weight-complex="bold"/>
    </style:style>
    <style:style style:name="P51" style:family="paragraph" style:parent-style-name="Standard">
      <style:text-properties style:text-position="0% 100%" fo:font-size="14pt" style:text-underline-style="none" fo:font-weight="bold" officeooo:rsid="00f60d50" officeooo:paragraph-rsid="0124ee47" style:font-size-asian="14pt" style:font-weight-asian="bold" style:font-size-complex="14pt" style:font-weight-complex="bold"/>
    </style:style>
    <style:style style:name="P52" style:family="paragraph" style:parent-style-name="Standard">
      <style:text-properties style:text-position="0% 100%" fo:font-size="14pt" style:text-underline-style="none" fo:font-weight="bold" officeooo:rsid="0121d4a6" officeooo:paragraph-rsid="0121d4a6" style:font-size-asian="14pt" style:font-weight-asian="bold" style:font-size-complex="14pt" style:font-weight-complex="bold"/>
    </style:style>
    <style:style style:name="P53" style:family="paragraph" style:parent-style-name="Standard">
      <style:text-properties style:text-position="0% 100%" fo:font-size="14pt" style:text-underline-style="solid" style:text-underline-width="auto" style:text-underline-color="font-color" fo:font-weight="bold" officeooo:rsid="00f6a29a" officeooo:paragraph-rsid="01025d7c" style:font-size-asian="14pt" style:font-weight-asian="bold" style:font-size-complex="14pt" style:font-weight-complex="bold"/>
    </style:style>
    <style:style style:name="P54" style:family="paragraph" style:parent-style-name="Standard">
      <style:text-properties style:text-position="0% 100%" fo:font-size="14pt" style:text-underline-style="solid" style:text-underline-width="auto" style:text-underline-color="font-color" fo:font-weight="bold" officeooo:rsid="00f72cf0" officeooo:paragraph-rsid="01025d7c" style:font-size-asian="14pt" style:font-weight-asian="bold" style:font-size-complex="14pt" style:font-weight-complex="bold"/>
    </style:style>
    <style:style style:name="P55" style:family="paragraph" style:parent-style-name="Standard">
      <style:text-properties style:text-position="0% 100%" fo:font-size="14pt" fo:font-style="normal" style:text-underline-style="none" fo:font-weight="normal" officeooo:rsid="0121d4a6" officeooo:paragraph-rsid="00e53d30" style:font-size-asian="14pt" style:font-style-asian="normal" style:font-weight-asian="normal" style:font-size-complex="14pt" style:font-style-complex="normal" style:font-weight-complex="normal"/>
    </style:style>
    <style:style style:name="P56" style:family="paragraph" style:parent-style-name="Standard">
      <style:text-properties style:text-position="0% 100%" fo:font-size="14pt" fo:font-style="italic" style:text-underline-style="solid" style:text-underline-width="auto" style:text-underline-color="font-color" fo:font-weight="bold" officeooo:rsid="012997ff" officeooo:paragraph-rsid="012997ff" style:font-size-asian="14pt" style:font-style-asian="italic" style:font-weight-asian="bold" style:font-size-complex="14pt" style:font-style-complex="italic" style:font-weight-complex="bold"/>
    </style:style>
    <style:style style:name="P57" style:family="paragraph" style:parent-style-name="Standard">
      <style:text-properties style:text-position="0% 100%" fo:font-size="14pt" fo:font-style="italic" style:text-underline-style="solid" style:text-underline-width="auto" style:text-underline-color="font-color" fo:font-weight="bold" officeooo:rsid="013416d9" officeooo:paragraph-rsid="013416d9" style:font-size-asian="14pt" style:font-style-asian="italic" style:font-weight-asian="bold" style:font-size-complex="14pt" style:font-style-complex="italic" style:font-weight-complex="bold"/>
    </style:style>
    <style:style style:name="P58" style:family="paragraph" style:parent-style-name="Standard">
      <style:text-properties style:text-position="0% 100%" fo:font-size="14pt" fo:font-style="italic" style:text-underline-style="solid" style:text-underline-width="auto" style:text-underline-color="font-color" fo:font-weight="bold" officeooo:rsid="01349cc4" officeooo:paragraph-rsid="01349cc4" style:font-size-asian="14pt" style:font-style-asian="italic" style:font-weight-asian="bold" style:font-size-complex="14pt" style:font-style-complex="italic" style:font-weight-complex="bold"/>
    </style:style>
    <style:style style:name="P59" style:family="paragraph" style:parent-style-name="Standard">
      <style:text-properties style:text-position="0% 100%" fo:font-size="14pt" fo:font-style="italic" style:text-underline-style="none" fo:font-weight="bold" officeooo:rsid="01349cc4" officeooo:paragraph-rsid="01349cc4" style:font-size-asian="14pt" style:font-style-asian="italic" style:font-weight-asian="bold" style:font-size-complex="14pt" style:font-style-complex="italic" style:font-weight-complex="bold"/>
    </style:style>
    <style:style style:name="P60" style:family="paragraph" style:parent-style-name="Standard">
      <style:text-properties style:text-position="0% 100%" style:font-name="Courier 10 Pitch" fo:font-size="14pt" style:text-underline-style="none" fo:font-weight="normal" officeooo:rsid="00f6a29a" officeooo:paragraph-rsid="01025d7c" style:font-size-asian="14pt" style:font-weight-asian="normal" style:font-size-complex="14pt" style:font-weight-complex="normal"/>
    </style:style>
    <style:style style:name="P61" style:family="paragraph" style:parent-style-name="Standard">
      <style:text-properties style:text-position="0% 100%" style:font-name="Courier 10 Pitch" fo:font-size="14pt" style:text-underline-style="none" fo:font-weight="normal" officeooo:rsid="00f72cf0" officeooo:paragraph-rsid="01025d7c" style:font-size-asian="14pt" style:font-weight-asian="normal" style:font-size-complex="14pt" style:font-weight-complex="normal"/>
    </style:style>
    <style:style style:name="P62" style:family="paragraph" style:parent-style-name="Standard">
      <style:text-properties style:text-position="0% 100%" style:font-name="Courier 10 Pitch" fo:font-size="14pt" style:text-underline-style="none" fo:font-weight="normal" officeooo:rsid="01038154" officeooo:paragraph-rsid="01038154" style:font-size-asian="14pt" style:font-weight-asian="normal" style:font-size-complex="14pt" style:font-weight-complex="normal"/>
    </style:style>
    <style:style style:name="P63" style:family="paragraph" style:parent-style-name="Standard">
      <style:text-properties style:text-position="0% 100%" style:font-name="Courier 10 Pitch" fo:font-size="14pt" style:text-underline-style="solid" style:text-underline-width="auto" style:text-underline-color="font-color" fo:font-weight="bold" officeooo:rsid="00f6a29a" officeooo:paragraph-rsid="01025d7c" style:font-size-asian="14pt" style:font-weight-asian="bold" style:font-size-complex="14pt" style:font-weight-complex="bold"/>
    </style:style>
    <style:style style:name="P64" style:family="paragraph" style:parent-style-name="Standard">
      <style:text-properties style:text-position="0% 100%" style:font-name="Liberation Serif" fo:font-size="14pt" style:text-underline-style="none" fo:font-weight="normal" officeooo:rsid="00f4f638" officeooo:paragraph-rsid="012728b6" style:font-size-asian="14pt" style:font-weight-asian="normal" style:font-size-complex="14pt" style:font-weight-complex="normal"/>
    </style:style>
    <style:style style:name="P65" style:family="paragraph" style:parent-style-name="Standard">
      <style:text-properties style:text-position="0% 100%" style:font-name="Liberation Serif" fo:font-size="14pt" style:text-underline-style="none" fo:font-weight="normal" officeooo:rsid="00f4f638" officeooo:paragraph-rsid="01294336" style:font-size-asian="14pt" style:font-weight-asian="normal" style:font-size-complex="14pt" style:font-weight-complex="normal"/>
    </style:style>
    <style:style style:name="P66" style:family="paragraph" style:parent-style-name="Standard">
      <style:text-properties style:text-position="0% 100%" style:font-name="Liberation Serif" fo:font-size="14pt" style:text-underline-style="none" fo:font-weight="normal" officeooo:rsid="01074db8" officeooo:paragraph-rsid="01294336" style:font-size-asian="14pt" style:font-weight-asian="normal" style:font-size-complex="14pt" style:font-weight-complex="normal"/>
    </style:style>
    <style:style style:name="P67" style:family="paragraph" style:parent-style-name="Standard">
      <style:text-properties style:text-position="0% 100%" style:font-name="Liberation Serif" fo:font-size="14pt" style:text-underline-style="none" fo:font-weight="normal" officeooo:rsid="01074db8" officeooo:paragraph-rsid="012fce24" style:font-size-asian="14pt" style:font-weight-asian="normal" style:font-size-complex="14pt" style:font-weight-complex="normal"/>
    </style:style>
    <style:style style:name="P68" style:family="paragraph" style:parent-style-name="Standard">
      <style:text-properties style:text-position="0% 100%" style:font-name="Liberation Serif" fo:font-size="14pt" style:text-underline-style="none" fo:font-weight="normal" officeooo:rsid="01143914" officeooo:paragraph-rsid="012997ff" style:font-size-asian="14pt" style:font-weight-asian="normal" style:font-size-complex="14pt" style:font-weight-complex="normal"/>
    </style:style>
    <style:style style:name="P69" style:family="paragraph" style:parent-style-name="Standard">
      <style:paragraph-properties fo:text-align="center" style:justify-single-word="false"/>
      <style:text-properties style:text-position="0% 100%" style:font-name="Liberation Serif" fo:font-size="16pt" style:text-underline-style="solid" style:text-underline-width="auto" style:text-underline-color="font-color" fo:font-weight="bold" officeooo:rsid="012dc13f" officeooo:paragraph-rsid="012dc13f" style:font-size-asian="16pt" style:font-weight-asian="bold" style:font-size-complex="16pt" style:font-weight-complex="bold"/>
    </style:style>
    <style:style style:name="P70" style:family="paragraph" style:parent-style-name="Standard">
      <style:paragraph-properties fo:text-align="center" style:justify-single-word="false"/>
      <style:text-properties style:text-position="0% 100%" style:font-name="Liberation Serif" fo:font-size="16pt" style:text-underline-style="solid" style:text-underline-width="auto" style:text-underline-color="font-color" fo:font-weight="bold" officeooo:rsid="012dc13f" officeooo:paragraph-rsid="012fce24" style:font-size-asian="16pt" style:font-weight-asian="bold" style:font-size-complex="16pt" style:font-weight-complex="bold"/>
    </style:style>
    <style:style style:name="P71" style:family="paragraph" style:parent-style-name="Standard">
      <style:paragraph-properties fo:text-align="center" style:justify-single-word="false"/>
      <style:text-properties style:text-position="0% 100%" fo:font-size="16pt" style:text-underline-style="solid" style:text-underline-width="auto" style:text-underline-color="font-color" fo:font-weight="bold" officeooo:rsid="012dc13f" officeooo:paragraph-rsid="012dc13f" style:font-size-asian="16pt" style:font-weight-asian="bold" style:font-size-complex="16pt" style:font-weight-complex="bold"/>
    </style:style>
    <style:style style:name="P72" style:family="paragraph" style:parent-style-name="Standard">
      <style:paragraph-properties fo:text-align="center" style:justify-single-word="false"/>
      <style:text-properties style:text-position="0% 100%" fo:font-size="16pt" style:text-underline-style="solid" style:text-underline-width="auto" style:text-underline-color="font-color" fo:font-weight="bold" officeooo:rsid="012dc13f" officeooo:paragraph-rsid="0130c15d" style:font-size-asian="16pt" style:font-weight-asian="bold" style:font-size-complex="16pt" style:font-weight-complex="bold"/>
    </style:style>
    <style:style style:name="P73" style:family="paragraph" style:parent-style-name="Standard">
      <style:paragraph-properties fo:text-align="center" style:justify-single-word="false"/>
      <style:text-properties style:text-position="0% 100%" fo:font-size="16pt" style:text-underline-style="solid" style:text-underline-width="auto" style:text-underline-color="font-color" fo:font-weight="bold" officeooo:rsid="012bd1e8" officeooo:paragraph-rsid="012bd1e8" style:font-size-asian="16pt" style:font-weight-asian="bold" style:font-size-complex="16pt" style:font-weight-complex="bold"/>
    </style:style>
    <style:style style:name="P74" style:family="paragraph" style:parent-style-name="Standard">
      <style:text-properties style:text-position="0% 100%" fo:font-size="14pt" fo:font-style="normal" style:text-underline-style="none" fo:font-weight="normal" officeooo:rsid="01362f3c" officeooo:paragraph-rsid="0121d4a6" style:font-size-asian="14pt" style:font-style-asian="normal" style:font-weight-asian="normal" style:font-size-complex="14pt" style:font-style-complex="normal" style:font-weight-complex="normal"/>
    </style:style>
    <style:style style:name="P75" style:family="paragraph" style:parent-style-name="Standard" style:list-style-name="L1">
      <style:text-properties style:text-position="0% 100%" fo:font-size="14pt" style:text-underline-style="none" fo:font-weight="normal" officeooo:rsid="00fabb04" officeooo:paragraph-rsid="00fabb04" style:font-size-asian="14pt" style:font-weight-asian="normal" style:font-size-complex="14pt" style:font-weight-complex="normal"/>
    </style:style>
    <style:style style:name="P76" style:family="paragraph" style:parent-style-name="Standard" style:list-style-name="L2">
      <style:text-properties style:text-position="0% 100%" fo:font-size="14pt" style:text-underline-style="none" fo:font-weight="normal" officeooo:rsid="00f72cf0" officeooo:paragraph-rsid="01025d7c" style:font-size-asian="14pt" style:font-weight-asian="normal" style:font-size-complex="14pt" style:font-weight-complex="normal"/>
    </style:style>
    <style:style style:name="P77" style:family="paragraph" style:parent-style-name="Standard" style:list-style-name="L3">
      <style:text-properties style:text-position="0% 100%" fo:font-size="14pt" style:text-underline-style="none" fo:font-weight="normal" officeooo:rsid="00f72cf0" officeooo:paragraph-rsid="01025d7c" style:font-size-asian="14pt" style:font-weight-asian="normal" style:font-size-complex="14pt" style:font-weight-complex="normal"/>
    </style:style>
    <style:style style:name="P78" style:family="paragraph" style:parent-style-name="Standard" style:list-style-name="L4">
      <style:text-properties style:text-position="0% 100%" fo:font-size="14pt" style:text-underline-style="none" fo:font-weight="normal" officeooo:rsid="01349cc4" officeooo:paragraph-rsid="01349cc4" style:font-size-asian="14pt" style:font-weight-asian="normal" style:font-size-complex="14pt" style:font-weight-complex="normal"/>
    </style:style>
    <style:style style:name="T1" style:family="text">
      <style:text-properties officeooo:rsid="00e53d30"/>
    </style:style>
    <style:style style:name="T2" style:family="text">
      <style:text-properties fo:font-weight="bold" style:font-weight-asian="bold" style:font-weight-complex="bold"/>
    </style:style>
    <style:style style:name="T3" style:family="text">
      <style:text-properties fo:font-weight="bold" officeooo:rsid="00e5ce30" style:font-weight-asian="bold" style:font-weight-complex="bold"/>
    </style:style>
    <style:style style:name="T4" style:family="text">
      <style:text-properties fo:font-weight="bold" officeooo:rsid="00f05670" style:font-weight-asian="bold" style:font-weight-complex="bold"/>
    </style:style>
    <style:style style:name="T5" style:family="text">
      <style:text-properties fo:font-weight="bold" officeooo:rsid="00f1e9ac" style:font-weight-asian="bold" style:font-weight-complex="bold"/>
    </style:style>
    <style:style style:name="T6" style:family="text">
      <style:text-properties fo:font-weight="bold" officeooo:rsid="00f8e6e4" style:font-weight-asian="bold" style:font-weight-complex="bold"/>
    </style:style>
    <style:style style:name="T7" style:family="text">
      <style:text-properties fo:font-weight="bold" officeooo:rsid="010073b8" style:font-weight-asian="bold" style:font-weight-complex="bold"/>
    </style:style>
    <style:style style:name="T8" style:family="text">
      <style:text-properties fo:font-weight="bold" officeooo:rsid="0102a747" style:font-weight-asian="bold" style:font-weight-complex="bold"/>
    </style:style>
    <style:style style:name="T9" style:family="text">
      <style:text-properties fo:font-weight="bold" officeooo:rsid="010455d6" style:font-weight-asian="bold" style:font-weight-complex="bold"/>
    </style:style>
    <style:style style:name="T10" style:family="text">
      <style:text-properties fo:font-weight="bold" officeooo:rsid="010a2627" style:font-weight-asian="bold" style:font-weight-complex="bold"/>
    </style:style>
    <style:style style:name="T11" style:family="text">
      <style:text-properties fo:font-weight="bold" officeooo:rsid="010bc891" style:font-weight-asian="bold" style:font-weight-complex="bold"/>
    </style:style>
    <style:style style:name="T12" style:family="text">
      <style:text-properties fo:font-weight="bold" officeooo:rsid="010d82be" style:font-weight-asian="bold" style:font-weight-complex="bold"/>
    </style:style>
    <style:style style:name="T13" style:family="text">
      <style:text-properties fo:font-weight="bold" officeooo:rsid="010f7a04" style:font-weight-asian="bold" style:font-weight-complex="bold"/>
    </style:style>
    <style:style style:name="T14" style:family="text">
      <style:text-properties fo:font-weight="bold" officeooo:rsid="0111e8ed" style:font-weight-asian="bold" style:font-weight-complex="bold"/>
    </style:style>
    <style:style style:name="T15" style:family="text">
      <style:text-properties fo:font-weight="bold" officeooo:rsid="012bd1e8" style:font-weight-asian="bold" style:font-weight-complex="bold"/>
    </style:style>
    <style:style style:name="T16" style:family="text">
      <style:text-properties fo:font-weight="bold" officeooo:rsid="012fce24" style:font-weight-asian="bold" style:font-weight-complex="bold"/>
    </style:style>
    <style:style style:name="T17" style:family="text">
      <style:text-properties fo:font-weight="bold" officeooo:rsid="0123cb8a" style:font-weight-asian="bold" style:font-weight-complex="bold"/>
    </style:style>
    <style:style style:name="T18" style:family="text">
      <style:text-properties officeooo:rsid="00f372c0"/>
    </style:style>
    <style:style style:name="T19" style:family="text">
      <style:text-properties fo:font-weight="normal" style:font-weight-asian="normal" style:font-weight-complex="normal"/>
    </style:style>
    <style:style style:name="T20" style:family="text">
      <style:text-properties fo:font-weight="normal" officeooo:rsid="00f372c0" style:font-weight-asian="normal" style:font-weight-complex="normal"/>
    </style:style>
    <style:style style:name="T21" style:family="text">
      <style:text-properties fo:font-weight="normal" officeooo:rsid="00f68fba" style:font-weight-asian="normal" style:font-weight-complex="normal"/>
    </style:style>
    <style:style style:name="T22" style:family="text">
      <style:text-properties fo:font-weight="normal" officeooo:rsid="00e5ce30" style:font-weight-asian="normal" style:font-weight-complex="normal"/>
    </style:style>
    <style:style style:name="T23" style:family="text">
      <style:text-properties fo:font-weight="normal" officeooo:rsid="0124ee47" style:font-weight-asian="normal" style:font-weight-complex="normal"/>
    </style:style>
    <style:style style:name="T24" style:family="text">
      <style:text-properties fo:font-weight="normal" officeooo:rsid="012bd1e8" style:font-weight-asian="normal" style:font-weight-complex="normal"/>
    </style:style>
    <style:style style:name="T25" style:family="text">
      <style:text-properties fo:font-weight="normal" officeooo:rsid="012fce24" style:font-weight-asian="normal" style:font-weight-complex="normal"/>
    </style:style>
    <style:style style:name="T26" style:family="text">
      <style:text-properties officeooo:rsid="00f68fba"/>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f72cf0" style:font-weight-asian="normal" style:font-weight-complex="normal"/>
    </style:style>
    <style:style style:name="T30" style:family="text">
      <style:text-properties style:text-underline-style="none" fo:font-weight="normal" officeooo:rsid="0102a747" style:font-weight-asian="normal" style:font-weight-complex="normal"/>
    </style:style>
    <style:style style:name="T31" style:family="text">
      <style:text-properties style:text-underline-style="none" fo:font-weight="normal" officeooo:rsid="011f1091" style:font-weight-asian="normal" style:font-weight-complex="normal"/>
    </style:style>
    <style:style style:name="T32" style:family="text">
      <style:text-properties style:text-underline-style="none" fo:font-weight="normal" officeooo:rsid="01349cc4" style:font-weight-asian="normal" style:font-weight-complex="normal"/>
    </style:style>
    <style:style style:name="T33" style:family="text">
      <style:text-properties officeooo:rsid="00f8e6e4"/>
    </style:style>
    <style:style style:name="T34" style:family="text">
      <style:text-properties officeooo:rsid="00fabb04"/>
    </style:style>
    <style:style style:name="T35" style:family="text">
      <style:text-properties officeooo:rsid="00fbac72"/>
    </style:style>
    <style:style style:name="T36" style:family="text">
      <style:text-properties officeooo:rsid="010073b8"/>
    </style:style>
    <style:style style:name="T37" style:family="text">
      <style:text-properties officeooo:rsid="01025d7c"/>
    </style:style>
    <style:style style:name="T38" style:family="text">
      <style:text-properties officeooo:rsid="0102a747"/>
    </style:style>
    <style:style style:name="T39" style:family="text">
      <style:text-properties style:font-name="Courier 10 Pitch"/>
    </style:style>
    <style:style style:name="T40" style:family="text">
      <style:text-properties style:font-name="Courier 10 Pitch" officeooo:rsid="0102a747"/>
    </style:style>
    <style:style style:name="T41" style:family="text">
      <style:text-properties officeooo:rsid="01038154"/>
    </style:style>
    <style:style style:name="T42" style:family="text">
      <style:text-properties officeooo:rsid="010455d6"/>
    </style:style>
    <style:style style:name="T43" style:family="text">
      <style:text-properties officeooo:rsid="0106cb41"/>
    </style:style>
    <style:style style:name="T44" style:family="text">
      <style:text-properties style:font-name="Liberation Serif1"/>
    </style:style>
    <style:style style:name="T45" style:family="text">
      <style:text-properties style:font-name="Liberation Serif"/>
    </style:style>
    <style:style style:name="T46" style:family="text">
      <style:text-properties style:font-name="Liberation Serif" officeooo:rsid="0108877f"/>
    </style:style>
    <style:style style:name="T47" style:family="text">
      <style:text-properties style:font-name="Liberation Serif" fo:font-weight="normal" style:font-weight-asian="normal" style:font-weight-complex="normal"/>
    </style:style>
    <style:style style:name="T48" style:family="text">
      <style:text-properties style:font-name="Liberation Serif" fo:font-weight="normal" officeooo:rsid="0110a53d" style:font-weight-asian="normal" style:font-weight-complex="normal"/>
    </style:style>
    <style:style style:name="T49" style:family="text">
      <style:text-properties style:font-name="Liberation Serif" fo:font-weight="normal" officeooo:rsid="0112fef5" style:font-weight-asian="normal" style:font-weight-complex="normal"/>
    </style:style>
    <style:style style:name="T50" style:family="text">
      <style:text-properties style:font-name="Liberation Serif" fo:font-weight="normal" officeooo:rsid="01146b1e" style:font-weight-asian="normal" style:font-weight-complex="normal"/>
    </style:style>
    <style:style style:name="T51" style:family="text">
      <style:text-properties style:font-name="Liberation Serif" fo:font-weight="normal" officeooo:rsid="01294336" style:font-weight-asian="normal" style:font-weight-complex="normal"/>
    </style:style>
    <style:style style:name="T52" style:family="text">
      <style:text-properties style:font-name="Liberation Serif" fo:font-weight="normal" officeooo:rsid="012997ff" style:font-weight-asian="normal" style:font-weight-complex="normal"/>
    </style:style>
    <style:style style:name="T53" style:family="text">
      <style:text-properties style:font-name="Liberation Serif" fo:font-weight="bold" style:font-weight-asian="bold" style:font-weight-complex="bold"/>
    </style:style>
    <style:style style:name="T54" style:family="text">
      <style:text-properties style:font-name="Liberation Serif" fo:font-weight="bold" officeooo:rsid="0109b322" style:font-weight-asian="bold" style:font-weight-complex="bold"/>
    </style:style>
    <style:style style:name="T55" style:family="text">
      <style:text-properties style:font-name="Liberation Serif" officeooo:rsid="0110a53d"/>
    </style:style>
    <style:style style:name="T56" style:family="text">
      <style:text-properties style:font-name="Liberation Serif" officeooo:rsid="0112fef5"/>
    </style:style>
    <style:style style:name="T57" style:family="text">
      <style:text-properties style:font-name="Liberation Serif" officeooo:rsid="012728b6"/>
    </style:style>
    <style:style style:name="T58" style:family="text">
      <style:text-properties style:font-name="Liberation Serif" fo:font-style="italic" style:text-underline-style="solid" style:text-underline-width="auto" style:text-underline-color="font-color" fo:font-weight="bold" officeooo:rsid="012728b6" style:font-style-asian="italic" style:font-weight-asian="bold" style:font-style-complex="italic" style:font-weight-complex="bold"/>
    </style:style>
    <style:style style:name="T59" style:family="text">
      <style:text-properties style:font-name="Liberation Serif" fo:font-style="italic" style:text-underline-style="solid" style:text-underline-width="auto" style:text-underline-color="font-color" fo:font-weight="bold" officeooo:rsid="013238ea" style:font-style-asian="italic" style:font-weight-asian="bold" style:font-style-complex="italic" style:font-weight-complex="bold"/>
    </style:style>
    <style:style style:name="T60" style:family="text">
      <style:text-properties style:font-name="Liberation Serif" fo:font-style="italic" style:text-underline-style="solid" style:text-underline-width="auto" style:text-underline-color="font-color" officeooo:rsid="01294336" style:font-style-asian="italic" style:font-style-complex="italic"/>
    </style:style>
    <style:style style:name="T61" style:family="text">
      <style:text-properties style:font-name="Liberation Serif" fo:font-style="italic" fo:font-weight="bold" officeooo:rsid="012728b6" style:font-style-asian="italic" style:font-weight-asian="bold" style:font-style-complex="italic" style:font-weight-complex="bold"/>
    </style:style>
    <style:style style:name="T62" style:family="text">
      <style:text-properties style:font-name="Liberation Serif" fo:font-style="italic" fo:font-weight="bold" officeooo:rsid="01292322" style:font-style-asian="italic" style:font-weight-asian="bold" style:font-style-complex="italic" style:font-weight-complex="bold"/>
    </style:style>
    <style:style style:name="T63" style:family="text">
      <style:text-properties style:font-name="Liberation Serif" fo:font-style="italic" fo:font-weight="bold" officeooo:rsid="013238ea" style:font-style-asian="italic" style:font-weight-asian="bold" style:font-style-complex="italic" style:font-weight-complex="bold"/>
    </style:style>
    <style:style style:name="T64" style:family="text">
      <style:text-properties style:font-name="Liberation Serif" fo:font-style="italic" officeooo:rsid="01294336" style:font-style-asian="italic" style:font-style-complex="italic"/>
    </style:style>
    <style:style style:name="T65" style:family="text">
      <style:text-properties style:font-name="Liberation Serif" officeooo:rsid="01143914"/>
    </style:style>
    <style:style style:name="T66" style:family="text">
      <style:text-properties style:font-name="Liberation Serif" style:text-underline-style="none"/>
    </style:style>
    <style:style style:name="T67" style:family="text">
      <style:text-properties style:font-name="Liberation Serif" style:text-underline-style="none" officeooo:rsid="012a75a8"/>
    </style:style>
    <style:style style:name="T68" style:family="text">
      <style:text-properties style:font-name="Liberation Serif" officeooo:rsid="013238ea"/>
    </style:style>
    <style:style style:name="T69" style:family="text">
      <style:text-properties style:font-name="Liberation Serif" officeooo:rsid="0130c15d"/>
    </style:style>
    <style:style style:name="T70" style:family="text">
      <style:text-properties style:text-position="super 58%"/>
    </style:style>
    <style:style style:name="T71" style:family="text">
      <style:text-properties officeooo:rsid="011f1091"/>
    </style:style>
    <style:style style:name="T72" style:family="text">
      <style:text-properties officeooo:rsid="0120fd62"/>
    </style:style>
    <style:style style:name="T73" style:family="text">
      <style:text-properties officeooo:rsid="0121d4a6"/>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1244ae4" style:font-style-asian="italic" style:font-weight-asian="bold" style:font-style-complex="italic" style:font-weight-complex="bold"/>
    </style:style>
    <style:style style:name="T76" style:family="text">
      <style:text-properties fo:font-style="italic" fo:font-weight="bold" officeooo:rsid="0124ee47" style:font-style-asian="italic" style:font-weight-asian="bold" style:font-style-complex="italic" style:font-weight-complex="bold"/>
    </style:style>
    <style:style style:name="T77" style:family="text">
      <style:text-properties fo:font-style="italic" fo:font-weight="bold" officeooo:rsid="012728b6" style:font-style-asian="italic" style:font-weight-asian="bold" style:font-style-complex="italic" style:font-weight-complex="bold"/>
    </style:style>
    <style:style style:name="T78" style:family="text">
      <style:text-properties fo:font-style="italic" fo:font-weight="bold" officeooo:rsid="012bd1e8" style:font-style-asian="italic" style:font-weight-asian="bold" style:font-style-complex="italic" style:font-weight-complex="bold"/>
    </style:style>
    <style:style style:name="T79" style:family="text">
      <style:text-properties fo:font-style="italic" fo:font-weight="bold" officeooo:rsid="0130c15d" style:font-style-asian="italic" style:font-weight-asian="bold" style:font-style-complex="italic" style:font-weight-complex="bold"/>
    </style:style>
    <style:style style:name="T80" style:family="text">
      <style:text-properties fo:font-style="italic" fo:font-weight="bold" officeooo:rsid="01334722" style:font-style-asian="italic" style:font-weight-asian="bold" style:font-style-complex="italic" style:font-weight-complex="bold"/>
    </style:style>
    <style:style style:name="T81" style:family="text">
      <style:text-properties fo:font-style="italic" fo:font-weight="bold" officeooo:rsid="01349cc4" style:font-style-asian="italic" style:font-weight-asian="bold" style:font-style-complex="italic" style:font-weight-complex="bold"/>
    </style:style>
    <style:style style:name="T82" style:family="text">
      <style:text-properties fo:font-style="italic" fo:font-weight="bold" officeooo:rsid="013652df" style:font-style-asian="italic" style:font-weight-asian="bold" style:font-style-complex="italic" style:font-weight-complex="bold"/>
    </style:style>
    <style:style style:name="T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4" style:family="text">
      <style:text-properties fo:font-style="italic" style:text-underline-style="solid" style:text-underline-width="auto" style:text-underline-color="font-color" fo:font-weight="bold" officeooo:rsid="01244ae4" style:font-style-asian="italic" style:font-weight-asian="bold" style:font-style-complex="italic" style:font-weight-complex="bold"/>
    </style:style>
    <style:style style:name="T85" style:family="text">
      <style:text-properties fo:font-style="italic" style:text-underline-style="solid" style:text-underline-width="auto" style:text-underline-color="font-color" fo:font-weight="bold" officeooo:rsid="0124ee47" style:font-style-asian="italic" style:font-weight-asian="bold" style:font-style-complex="italic" style:font-weight-complex="bold"/>
    </style:style>
    <style:style style:name="T86" style:family="text">
      <style:text-properties fo:font-style="italic" style:text-underline-style="solid" style:text-underline-width="auto" style:text-underline-color="font-color" fo:font-weight="bold" officeooo:rsid="012728b6" style:font-style-asian="italic" style:font-weight-asian="bold" style:font-style-complex="italic" style:font-weight-complex="bold"/>
    </style:style>
    <style:style style:name="T87" style:family="text">
      <style:text-properties fo:font-style="italic" style:text-underline-style="solid" style:text-underline-width="auto" style:text-underline-color="font-color" fo:font-weight="bold" officeooo:rsid="012bd1e8" style:font-style-asian="italic" style:font-weight-asian="bold" style:font-style-complex="italic" style:font-weight-complex="bold"/>
    </style:style>
    <style:style style:name="T88" style:family="text">
      <style:text-properties fo:font-style="italic" style:text-underline-style="solid" style:text-underline-width="auto" style:text-underline-color="font-color" fo:font-weight="bold" officeooo:rsid="0130c15d" style:font-style-asian="italic" style:font-weight-asian="bold" style:font-style-complex="italic" style:font-weight-complex="bold"/>
    </style:style>
    <style:style style:name="T89" style:family="text">
      <style:text-properties fo:font-style="italic" style:text-underline-style="solid" style:text-underline-width="auto" style:text-underline-color="font-color" fo:font-weight="bold" officeooo:rsid="01334722" style:font-style-asian="italic" style:font-weight-asian="bold" style:font-style-complex="italic" style:font-weight-complex="bold"/>
    </style:style>
    <style:style style:name="T90" style:family="text">
      <style:text-properties fo:font-style="italic" style:text-underline-style="solid" style:text-underline-width="auto" style:text-underline-color="font-color" fo:font-weight="bold" officeooo:rsid="01349cc4" style:font-style-asian="italic" style:font-weight-asian="bold" style:font-style-complex="italic" style:font-weight-complex="bold"/>
    </style:style>
    <style:style style:name="T91" style:family="text">
      <style:text-properties fo:font-style="italic" style:text-underline-style="solid" style:text-underline-width="auto" style:text-underline-color="font-color" officeooo:rsid="012fce24" style:font-style-asian="italic" style:font-style-complex="italic"/>
    </style:style>
    <style:style style:name="T92" style:family="text">
      <style:text-properties fo:font-style="italic" officeooo:rsid="012fce24" style:font-style-asian="italic" style:font-style-complex="italic"/>
    </style:style>
    <style:style style:name="T93" style:family="text">
      <style:text-properties fo:font-style="normal" style:font-style-asian="normal" style:font-style-complex="normal"/>
    </style:style>
    <style:style style:name="T94" style:family="text">
      <style:text-properties fo:font-style="normal" officeooo:rsid="0121d4a6" style:font-style-asian="normal" style:font-style-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officeooo:rsid="01244ae4"/>
    </style:style>
    <style:style style:name="T97" style:family="text">
      <style:text-properties officeooo:rsid="0124ee47"/>
    </style:style>
    <style:style style:name="T98" style:family="text">
      <style:text-properties officeooo:rsid="012728b6"/>
    </style:style>
    <style:style style:name="T99" style:family="text">
      <style:text-properties officeooo:rsid="012bd1e8"/>
    </style:style>
    <style:style style:name="T100" style:family="text">
      <style:text-properties officeooo:rsid="012fce24"/>
    </style:style>
    <style:style style:name="T101" style:family="text">
      <style:text-properties officeooo:rsid="0130c15d"/>
    </style:style>
    <style:style style:name="T102" style:family="text">
      <style:text-properties officeooo:rsid="013238ea"/>
    </style:style>
    <style:style style:name="T103" style:family="text">
      <style:text-properties officeooo:rsid="01334722"/>
    </style:style>
    <style:style style:name="T104" style:family="text">
      <style:text-properties officeooo:rsid="013416d9"/>
    </style:style>
    <style:style style:name="T105" style:family="text">
      <style:text-properties officeooo:rsid="01349c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The "functions" layer</text:span>.</text:p>
      <text:p text:style-name="P1">Richard Parker <text:span text:style-name="T71">14.3</text:span>.201<text:span text:style-name="T73">9</text:span></text:p>
      <text:p text:style-name="P4"/>
      <text:p text:style-name="P5">Section <text:span text:style-name="T1">1</text:span> – <text:span text:style-name="T1">Introduction.</text:span></text:p>
      <text:p text:style-name="P9"/>
      <text:p text:style-name="P12"><text:span text:style-name="T73">This document is the basis of a review (March 2019) of the functions layer, in advance of the implementation of the &lt;characteristic polynomial&gt; functions. <text:s/>The full set of functions is reviewed, with comments (usually suggesting changes, updates or improvements) added, looking like this . . . </text:span><text:span text:style-name="T84">TBD</text:span><text:span text:style-name="T75"> suggestions.</text:span></text:p>
      <text:p text:style-name="P55"/>
      <text:p text:style-name="P33"><text:span text:style-name="T94">T</text:span><text:span text:style-name="T93">he sources for these functions are in nine files - ftra.c, fmul.c, fpef.c, fech.c, funs1.c, funs2.c, funs3.c, funs4.c and funs5.c.</text:span></text:p>
      <text:p text:style-name="P12"/>
      <text:p text:style-name="P6">Section <text:span text:style-name="T1">2</text:span> – <text:span text:style-name="T1">General comments.</text:span></text:p>
      <text:p text:style-name="P10"/>
      <text:p text:style-name="P12">The functions all work with matrices held on filestore. <text:s/>It may <text:span text:style-name="T73">therefore </text:span>be appropriate, when working with smallish matrices, to use a <text:span text:style-name="T2">RAM-disk</text:span> to avoid too much disk IO.</text:p>
      <text:p text:style-name="P12"/>
      <text:p text:style-name="P12">Each filename is associated with a <text:span text:style-name="T2">silent</text:span> flag, which is 0 if logging of this file is required and 1 if not.</text:p>
      <text:p text:style-name="P12"/>
      <text:p text:style-name="P18">If any (output!) filename is given as "NULL", the output is discarded. <text:s/>If the silent flag is 0, the checksum is still logged, however.</text:p>
      <text:p text:style-name="P12"/>
      <text:p text:style-name="P12">Some functions may need to <text:span text:style-name="T2">chop on disk</text:span> if the matrices are too big to fit in memory.<text:span text:style-name="T73"> <text:s/>So far only transpose has this functionality included, but the </text:span>initial substring of the filenames for temporary files <text:span text:style-name="T73">are </text:span>given as &lt;const char * tmp&gt; to any functions that may <text:span text:style-name="T104">later </text:span>need to do this.</text:p>
      <text:p text:style-name="P12"/>
      <text:p text:style-name="P8">Section <text:span text:style-name="T73">3</text:span> – <text:span text:style-name="T73">The Prototypes and descriptions.</text:span></text:p>
      <text:p text:style-name="P33"/>
      <text:p text:style-name="P14"><text:span text:style-name="T2">void f</text:span><text:span text:style-name="T6">Transpose</text:span><text:span text:style-name="T2">(char * tmp, char *in, int sin, char *out, int sout)</text:span> to transpose matrix "in" to form matrix "out".<text:span text:style-name="T96"> <text:s/>The source is in a separate file ftra.c. <text:s/>The input may be a permutation (in which case fInvert is called) or a flat matrix. <text:s/>For a flat matrix, the available memory is checked, and if this is adequate, the matrix is read in, transposed (with SLTra) and written out again. <text:s/>Otherwise the matrix is read a batch of rows at a time, transposed (again using SLTra) and then the batches of columns of the result written out to temporary matrices. <text:s/>These are then read back and assembled into a single output matrix. <text:s/>SLTra itself is a large function (in slab.c) </text:span><text:soft-page-break/><text:span text:style-name="T96">that uses lookup tables for the small fields. <text:s/></text:span><text:span text:style-name="T84">TBD</text:span><text:span text:style-name="T75"> it is not currently using the routine to protect against cache misuse due to rows being e.g. 4096 bytes long. <text:s/>Should investigate whether it should and fix as necessary.</text:span></text:p>
      <text:p text:style-name="P13"/>
      <text:p text:style-name="P45">void f<text:span text:style-name="T33">Multiply</text:span>(char * tmp, char *m1, int s1, char *m2, int s2, char *m3, int s3)</text:p>
      <text:p text:style-name="P14">to multiply m1 by m2 and put the result in m3<text:span text:style-name="T18">. <text:s/>The source is in a separate file fmul.c. <text:s/>m1 and m2 may be maps or flat matrices, and the output is a flat matrix unless both m1 and m2 are maps, in which case the answer is a map. <text:s/>Matrix * Map is done by calling fMulMatrixMap, and Map * Map by calling fMulMaps. <text:s/>Map * Matrix is done by reading the matrix in, then writing rows out as directed by the map. <text:s/>Matrix * Matrix is done by calling SLMul for small matrices, and by calling mmul otherwise. <text:s/></text:span><text:span text:style-name="T85">TBD</text:span><text:span text:style-name="T76"> Disk chopping should be implemented in this routine, and mmul is ripe for a substantial reorganization. <text:s/>The idea is that the choice of strategy should be taken at a higher level, so that mmul is told what to do, not (as now) deciding for itself. <text:s/>In particular strategies I (read in B) and II (read A, zeroize C) should be separated a bit more. <text:s/></text:span><text:span text:style-name="T85">TBD</text:span><text:span text:style-name="T76"> also there is a need to multiply sparsified matrices. <text:s/></text:span><text:span text:style-name="T85">TBD</text:span><text:span text:style-name="T76"> also there is a need to retain (probably only sparsified) matrix B in memory in a suitable form so that small batches of rows can be multiplied without the need to re-read B each time.</text:span></text:p>
      <text:p text:style-name="P14"/>
      <text:p text:style-name="P36"><text:span text:style-name="T2">uint64_t fProduceNREF(char * tmp, char *m1, int s1,</text:span><text:span text:style-name="T17"> </text:span><text:span text:style-name="T2">char *b2, int s2, char *m3, int s3)</text:span> <text:s/><text:span text:style-name="T103">to convert flat matrix m1 into Negative Reduced Echelon Form, as given by the column bit-string b2 and the remnant matrix m3. <text:s/>The source is contained in </text:span>fpef.c<text:span text:style-name="T103">, which simply calls mpef. <text:s/>Standard columns are selected. <text:s/>This is a fully optimized (multi-core, HPMI) function. <text:s/></text:span><text:span text:style-name="T90">TBD</text:span><text:span text:style-name="T81"> this should produce the determinant, but currently does not.</text:span></text:p>
      <text:p text:style-name="P33"/>
      <text:p text:style-name="P52">uint64_t fFullEchelize(char *temp, char *m1, int s1, char *b2, int s2,</text:p>
      <text:p text:style-name="P36"><text:span text:style-name="T2"><text:s text:c="16"/>char *b3, int s3, char *m4, int s4, char *m5, int s5, char *m6, int s6)</text:span><text:span text:style-name="T104"> to do a full echelization of the input matrix m1 to produce the row select b2, the columnselect b3, the multiplier m4, the cleaner m5 and the remnant m6. <text:s/>The source is contained in </text:span>fech.c<text:span text:style-name="T104">, which simply calls mech. <text:s/>This is a fully optimized (multi-core, HPMI) function. <text:s/></text:span><text:span text:style-name="T90">TBD</text:span><text:span text:style-name="T81"> this should also produce the determinant, but currently does not.</text:span></text:p>
      <text:p text:style-name="P35"/>
      <text:p text:style-name="P57">TBD<text:span text:style-name="T27"> for &lt;characteristic polynomial&gt; a third basic Gaussian function is needed that produces the cleaner but not the multiplier or remnant, thereby saving the "back-cleaning2 stage and hence half the work of fFullEchelize. <text:s/></text:span></text:p>
      <text:p text:style-name="P33"/>
      <text:p text:style-name="P72"><text:span text:style-name="T45">funs</text:span><text:span text:style-name="T69">1</text:span><text:span text:style-name="T45">.c</text:span></text:p>
      <text:p text:style-name="P20"/>
      <text:p text:style-name="P17"><text:span text:style-name="T2">void f</text:span><text:span text:style-name="T6">ColumnExtract</text:span><text:span text:style-name="T2">(</text:span><text:span text:style-name="T3">char *bs, int sbs, </text:span><text:span text:style-name="T5"><text:s/></text:span><text:span text:style-name="T2">char *in, int sin, char *</text:span><text:span text:style-name="T3">sel</text:span><text:span text:style-name="T2">, int </text:span><text:span text:style-name="T4">s</text:span><text:span text:style-name="T2">s</text:span><text:span text:style-name="T3">el, char * nsel, int snsel</text:span><text:span text:style-name="T2">)</text:span> </text:p>
      <text:p text:style-name="P20">to separate the columns of matrix "in" into two matrices according to the bit-string "bs". <text:s/>The selected columns go to "sel" and the non-selected columns go to nsel.<text:span text:style-name="T102"> <text:s/>This function is of considerable importance in Gaussian Elimination, and has been heavily optimized. <text:s/>It works a "batch" of rows at a time, and uses BSColSelect to do the main work of the separation. <text:s/>It is </text:span><text:soft-page-break/><text:span text:style-name="T102">particularly tuned to bitstrings with a high "correlation", calling BSGpc to convert the bitstring into intervals of all '1' and all '0' and taking note of pcstride to avoid cache unbalancing. <text:s/>DCut and DPaste are used for the main work, multiple rows at a time. <text:s/></text:span><text:span text:style-name="T89">TBD</text:span><text:span text:style-name="T80"> the BSGpc is called repeatedly for each batch of rows, though I think this is a worthwhile price to give a clean module structure (separating BS and funs1).</text:span></text:p>
      <text:p text:style-name="P19"/>
      <text:p text:style-name="P40"><text:span text:style-name="T2">void f</text:span><text:span text:style-name="T6">RowRiffle</text:span><text:span text:style-name="T2">(char *bs, int sbs, char * ins, int sins, char * inn, int sinn, char * out, </text:span><text:span text:style-name="T9"><text:s text:c="7"/></text:span><text:span text:style-name="T2">int sout)</text:span> to combine the rows from ins (selected) and inn (non-selected) according to the bit-string bs, producing the output with both sets of rows (riffled) in out.<text:span text:style-name="T101"> <text:s/>The program reads in the bit string, and then works one row at a time, reading from the appropriate input file to get the next row.</text:span></text:p>
      <text:p text:style-name="P40"/>
      <text:p text:style-name="P23"><text:span text:style-name="T2">void f</text:span><text:span text:style-name="T9">PivotCombine</text:span><text:span text:style-name="T2">(char * b1, int s1, char * b2, int s2, char * bc, int s</text:span><text:span text:style-name="T9">b</text:span><text:span text:style-name="T2">c, char * br,</text:span><text:span text:style-name="T9"> <text:s text:c="7"/></text:span><text:span text:style-name="T2"><text:s/>int </text:span><text:span text:style-name="T9">s</text:span><text:span text:style-name="T2">br)</text:span> to do the "pivot combine" operation to bit-strings b1 (original pivots) and b2 (new pivots) to produce bc (the combined pivots) and br (the riffle <text:span text:style-name="T42">to be </text:span>used).<text:span text:style-name="T101"> <text:s/>The program works by reading in the bit-strings and then calling BSCombine, which works one bit at a time but attempts better performance by using uint64_t operations to handle 64 bits at a time. <text:s/></text:span><text:span text:style-name="T88">TBD</text:span><text:span text:style-name="T79"> The BSCombine routine should itself be reviewed at some point. <text:s/>It is not clear that complexity is really worth anything - timing tests needed. <text:s/>It is 100 lines long, rather than the 20 or so it could be.</text:span></text:p>
      <text:p text:style-name="P23"/>
      <text:p text:style-name="P41"><text:span text:style-name="T2">uint64_t fColumnRifffleId</text:span><text:span text:style-name="T11">entity</text:span><text:span text:style-name="T2">(char *bs, int sbs, char *rm, int srm, char *out, int sout)</text:span> to do a column-riffle with the input matrix and the identity matrix. <text:s/>The set bits correspond to columns to be taken from the input matrix, and the unset bits to columns from the identity matrix. <text:s/>The number of rows of rm must be equal to the number of unset bits in the bit-string. <text:s/>This is used to make a null-space at the end of the L<text:span text:style-name="T44">ü</text:span><text:span text:style-name="T45">beck nullspace method.</text:span><text:span text:style-name="T68"> <text:s/>The function works by reading in the input matrix, then calling BSColRifZ and BSColPutS to riffle in zero and then set the required entries to 1. <text:s/>BSColRifZ has been fairly heavily optimized for the case where the bit-string has high "correlation" between consecutive bits, using BSGpc to convert a bit-string into a list of "groups" of consecutive bits then using DCut and DPaste, and also taking note of pcstride to avoid cache unbalancing. <text:s/></text:span><text:span text:style-name="T59">TBD</text:span><text:span text:style-name="T63"> there may be a case for doing this funtion a few rows at a time, or at least giving an error message if the memory needs are unreasonable. </text:span></text:p>
      <text:p text:style-name="P34"/>
      <text:p text:style-name="P58">TBD<text:span text:style-name="T27"> there probably ought to be an </text:span>fRowExtract<text:span text:style-name="T27"> function, which is needed for the chopped-up Gaussian methods but somehow has not yet been needed. <text:s/>I am pretty sure it will be needed at some point.</text:span></text:p>
      <text:p text:style-name="P59"/>
      <text:p text:style-name="P70">funs<text:span text:style-name="T100">2</text:span>.c</text:p>
      <text:p text:style-name="P67"/>
      <text:p text:style-name="P16"/>
      <text:p text:style-name="P47">void f<text:span text:style-name="T43">MultiplyAdd</text:span>(char * tmp, char *m1, int s1, char *m2, int s2, char *m3, int s3<text:span text:style-name="T26">, char * m4, int s4</text:span>)<text:span text:style-name="T21"> t</text:span><text:span text:style-name="T19">o multiply m1 by m2</text:span><text:span text:style-name="T21">, add in m3</text:span><text:span text:style-name="T19"> and put the result in m</text:span><text:span text:style-name="T21">4</text:span><text:span text:style-name="T20">.</text:span><text:span text:style-name="T21"> <text:s/></text:span><text:span text:style-name="T25">Currently </text:span><text:span text:style-name="T21">this </text:span><text:span text:style-name="T25">simply </text:span><text:soft-page-break/><text:span text:style-name="T25">calls fMultiply into a temporary file, then calls fAdd to add them. <text:s/>Hence the result of the multiply must be a flat matrix (see fMultiply). <text:s/></text:span><text:span text:style-name="T91">TBD</text:span><text:span text:style-name="T92"> ideally this should, at least in easy cases, be done without the extra I/O of writing and reading the temporary file.</text:span></text:p>
      <text:p text:style-name="P43"/>
      <text:p text:style-name="P43"/>
      <text:p text:style-name="P33"><text:span text:style-name="T2">uint64_t fNullSpace(char *tmp, char *m1, int s1,</text:span><text:span text:style-name="T16"> </text:span><text:span text:style-name="T2">char *m2, int s2)</text:span><text:span text:style-name="T100"> to produce m2 as the nullspace of m1. <text:s/>It operates by calling fTranspose, fProduceNREF, fTranspose and fColumnRiffleIdentity and only works with flat matrices.</text:span></text:p>
      <text:p text:style-name="P33"/>
      <text:p text:style-name="P33"><text:span text:style-name="T2">void fInvert(const char *tmp, char *m1, int s1,</text:span><text:span text:style-name="T16"> </text:span><text:span text:style-name="T2">char *m2, int s2)</text:span><text:span text:style-name="T100"> to invert m1 into m2. <text:s/>It works for flat matrices and permutations. <text:s/>For flat matrices it calls fFullEchelize, and then fScalarMul to negate the result. <text:s/>For permutations it reads and inverts into memory, and then writes out the answer. <text:s/></text:span><text:span text:style-name="T88">TBD</text:span><text:span text:style-name="T79"> the permutaton version needs upgrade to first define and then implement the result if the map is not an invertible permutation.</text:span></text:p>
      <text:p text:style-name="P33"/>
      <text:p text:style-name="P69">funs3.c</text:p>
      <text:p text:style-name="P66"/>
      <text:p text:style-name="P48"><text:span text:style-name="T45">void f</text:span><text:span text:style-name="T46">Frobenius</text:span><text:span text:style-name="T45">(char * m1, int s1, char * m2, int s2)</text:span><text:span text:style-name="T47"> to apply the Frobenius automorphism to the matrix m1 to produce m2.</text:span><text:span text:style-name="T51"> <text:s/>Four strategies are used in order of preference. <text:s/>If the field is of prime order, the matrix is simply copied. <text:s/>If the field has order up to 256, byte-wide lookup tables are computed (using logs) and used. <text:s/>If the field is up to 65536, logs are used directly. <text:s/>Otherwise the matrix acting on the prime-field entries is computed and used using</text:span><text:span text:style-name="T52"> PExtract, DSMad and PAssemble</text:span><text:span text:style-name="T51">. <text:s/>Hence</text:span><text:span text:style-name="T52">, though perhaps PExtract and PAssemble may not be as fast as they might be for huge fields, this function works well in basically all cases.</text:span><text:span text:style-name="T51"> </text:span></text:p>
      <text:p text:style-name="P65"/>
      <text:p text:style-name="P48"><text:span text:style-name="T55">int</text:span><text:span text:style-name="T45"> f</text:span><text:span text:style-name="T46">F</text:span><text:span text:style-name="T55">ieldContract</text:span><text:span text:style-name="T45">(char * m1, int s1, </text:span><text:span text:style-name="T55">uint64_t fdef2, </text:span><text:span text:style-name="T45">char * m2, int s2)</text:span><text:span text:style-name="T47"> to </text:span><text:span text:style-name="T48">write the matrix m1 over the subfield fdef2 if possible. <text:s/>If the given field is not a subfield (the same field is allowed), or the function is not yet able to handle the case the function aborts. <text:s/>If the field is a subfield but the entries do not all lie in that subfield, 1 is returned and matrix m2 is not produced. <text:s/>If all goes well, zero is returned.</text:span><text:span text:style-name="T49"> <text:s/>The "standard basis" procedure can be used to choose a basis where this </text:span><text:span text:style-name="T50">should</text:span><text:span text:style-name="T49"> succeed.</text:span><text:span text:style-name="T51"> <text:s/>The cases handled well are the trivial "copy" case (where fields are identical), where the subfield is of prime order, or where the larger field is at most 65536 (so that logs can be used). <text:s/></text:span><text:span text:style-name="T60">TBD</text:span><text:span text:style-name="T64"> it would be possible to make this work well in general by using linear forms. </text:span><text:span text:style-name="T60">TBD</text:span><text:span text:style-name="T64"> there may be a case for using lookup tables (for speed) when the field is small.</text:span></text:p>
      <text:p text:style-name="P65"/>
      <text:p text:style-name="P49"><text:span text:style-name="T55">int</text:span><text:span text:style-name="T45"> f</text:span><text:span text:style-name="T46">F</text:span><text:span text:style-name="T55">ield</text:span><text:span text:style-name="T56">Extend</text:span><text:span text:style-name="T45">(char * m1, int s1, </text:span><text:span text:style-name="T55">uint64_t fdef2, </text:span><text:span text:style-name="T45">char * m2, int s2)</text:span><text:span text:style-name="T47"> to </text:span><text:span text:style-name="T48">write the matrix m1 over the </text:span><text:span text:style-name="T49">extension </text:span><text:span text:style-name="T48">field fdef2</text:span><text:span text:style-name="T49">.</text:span><text:span text:style-name="T48"> <text:s/></text:span><text:span text:style-name="T50">The function aborts i</text:span><text:span text:style-name="T48">f the given field is not a</text:span><text:span text:style-name="T49">n extension field</text:span><text:span text:style-name="T52">. <text:s/>Copy for identical fields and the natural embedding (DUnpak, DPak) if the input matrix is over the ground field. <text:s/>Otherwise a look-up table is built by computing the X of the starting field as an element of the destination field (binary method), then populating a look-up table with the powers of that. <text:s/>This may cause difficulty if the starting field is large, both because of the memory needed and because of the time to populate the table. <text:s/>If the table does not fit in the </text:span><text:soft-page-break/><text:span text:style-name="T52">available memory, however, an error message results.</text:span></text:p>
      <text:p text:style-name="P68"/>
      <text:p text:style-name="P56"><text:span text:style-name="T65">T</text:span><text:span text:style-name="T45">BD</text:span><text:span text:style-name="T66"> there should also be a function fBloat to write a matrix over a smaller field, replacing each entry with a little matrix.</text:span><text:span text:style-name="T67"> <text:s/>It seems crazy that this can't even be done for GF(4)!</text:span></text:p>
      <text:p text:style-name="P33"/>
      <text:p text:style-name="P71">funs4.c</text:p>
      <text:p text:style-name="P51"/>
      <text:p text:style-name="P24"><text:span text:style-name="T2">void f</text:span><text:span text:style-name="T13">Tensor</text:span><text:span text:style-name="T2">(char * m1, int s1, char * m2, int s2, char * m3, int s3)</text:span> to tensor the matrices m1 and m2 to produce the result in m3.<text:span text:style-name="T97"> <text:s/>This works if both inputs are maps or if both inputs are flat matrices. <text:s/>For maps (or permutations) m2 is read into memory, and then m1 is passed, producing m3 as it goes. <text:s/>For flat matrices, the main method used is to read in matrix 2, then read m1 one row at a time, computing the tensor product using DCpy, DSMul and DPaste (the copy is needed because DSMul works in place). <text:s/>If there is enough memory for a whole row of m1 (tensored with m2) the computations are done on the whole matrix m2 (copy, scalar multiply and paste), but otherwise a few rows of m2/m3 are done at a time. <text:s/>If m2 cannot fit into memory at all, there is an alternate strategy used of reading through m2 multiple times. <text:s/>It is hoped that these strategies can cover all reasonable (and probably many unreasonable) extremes of usage.</text:span></text:p>
      <text:p text:style-name="P64"/>
      <text:p text:style-name="P21"><text:span text:style-name="T53">void f</text:span><text:span text:style-name="T54">ExteriorSquare</text:span><text:span text:style-name="T53">(char * m1, int s1, char * m2, int s2)</text:span><text:span text:style-name="T45"> to produce the exterior square of matrix m1 and write the result to matrix m2.</text:span><text:span text:style-name="T57"> <text:s/>The program reads in m1, and then uses DCut, DSMul, DSMad and DPaste to do the inner loop as vectors. <text:s/>Notice that the exterior square of a permutation is not a permutation, and this case (which would anyway need to produce a matrix) has not yet been implemented. <text:s/></text:span><text:span text:style-name="T58">TBD</text:span><text:span text:style-name="T61"> </text:span><text:span text:style-name="T62">perhaps </text:span><text:span text:style-name="T61">upgrade so that the exterior square of a permutation is produced as a flat matrix.</text:span></text:p>
      <text:p text:style-name="P21"/>
      <text:p text:style-name="P21"><text:span text:style-name="T2">void f</text:span><text:span text:style-name="T10">ExteriorCube</text:span><text:span text:style-name="T2">(char * m1, int s1, char * m2, int s2)</text:span> to produce the exterior cube of matrix m1 and write the result to matrix m2.<text:span text:style-name="T98"> <text:s/>This operates much as fExteriorSquare, and </text:span><text:span text:style-name="T86">TBD</text:span><text:span text:style-name="T77"> the same comment applies about permutations -&gt; matrices.</text:span></text:p>
      <text:p text:style-name="P21"/>
      <text:p text:style-name="P21"/>
      <text:p text:style-name="P21"><text:span text:style-name="T2">void f</text:span><text:span text:style-name="T12">SymmetricSquare</text:span><text:span text:style-name="T2">(char * m1, int s1, char * m2, int s2)</text:span> to produce the symmetric square of m1 and write the result to m2.<text:span text:style-name="T98"> <text:s/>The input may be a map or a flat matrix (notice that the symmetric square of a permutation actually is a permutation). <text:s/>For flat matrices, the program works as usual by reading m1 in, and then using DCut DSMul DSMad and DPaste to do the inner loop as vectors.</text:span></text:p>
      <text:p text:style-name="P21"/>
      <text:p text:style-name="P73">funs5.c</text:p>
      <text:p text:style-name="P33"/>
      <text:p text:style-name="P46">void f<text:span text:style-name="T33">Add</text:span>(char *fn1, int s1, char *fn2, int s2, char *fn3, int s3)<text:span text:style-name="T97"> </text:span><text:span text:style-name="T22">to add </text:span><text:span text:style-name="T25">flat </text:span><text:span text:style-name="T22">matrices fn1 and fn2, and put the result int fn3.</text:span><text:span text:style-name="T23"> <text:s/>This work is done one row at a time in Dfmt, which should be fast enough.</text:span></text:p>
      <text:p text:style-name="P37"/>
      <text:p text:style-name="P33"><text:soft-page-break/><text:span text:style-name="T2">void fScalarMul(char *m1, int s1,</text:span><text:span text:style-name="T15"> </text:span><text:span text:style-name="T2">char *m2, int s2, FELT sc)</text:span><text:span text:style-name="T99"> to multiply matrix m1 by the scalar sc and write the answer into m2. <text:s/>The implementation is one row at a time using DSMul.</text:span></text:p>
      <text:p text:style-name="P33"/>
      <text:p text:style-name="P25"><text:span text:style-name="T2">FELT f</text:span><text:span text:style-name="T14">Trace</text:span><text:span text:style-name="T2">(char * m1, int s1)</text:span> to compute the trace of the matrix m1, and return the resulting field element.<text:span text:style-name="T99"> <text:s/>The input matrix is read one row at a time and the relevant entries added.</text:span></text:p>
      <text:p text:style-name="P22"/>
      <text:p text:style-name="P38"><text:span text:style-name="T2">void fProjectiveVector(char *m1, int s1, uint64_t pvec, char *m2, int s2)</text:span> to select a single vector from the space spanned by m1, as selected by the integer in pvec, and write the single vector to the matrix m2. <text:s/>The single vectors chosen all span different 1-spaces. <text:s/>If pvec=0, the first row of m1 is chosen. <text:s/>The next q values of pvec select the second row plus x.first row for x=0,1,...(q-1) in that order. <text:s/>Then next q<text:span text:style-name="T70">2</text:span> values select the third row plus x.second + y.first for (x,y) in lexicographic order and so on. <text:s/>If pvec &gt;= (q<text:span text:style-name="T70">dim</text:span>-1)/(q-1) then the function aborts.</text:p>
      <text:p text:style-name="P15"/>
      <text:p text:style-name="P50">void fMulMatrixMap<text:span text:style-name="T1">(char *</text:span>m<text:span text:style-name="T1">1, int s1, char *</text:span>x<text:span text:style-name="T1">2, int s2, char *</text:span>m3<text:span text:style-name="T1">, int s3)</text:span><text:span text:style-name="T19"> to multiply a matrix m1 by the permutation or map x2 to produce the matrix m3.</text:span><text:span text:style-name="T24"> <text:s/>This is a column operation, currently done using DUnpak and FieldAdd (since the same column may receive multiple inputs which must be added).</text:span></text:p>
      <text:p text:style-name="P39"/>
      <text:p text:style-name="P33"><text:span text:style-name="T2">void fMulMaps(char *m1, int s1, char *x2, int s2,</text:span><text:span text:style-name="T15"> </text:span><text:span text:style-name="T2">char *m3, int s3)</text:span><text:span text:style-name="T99"> to multiply (compose) the maps m1 and m2 to produce the map m3. <text:s/>The map m2 is read into memory, and then m1 is read one entry at a time to produce the answer one entry at a time. <text:s/></text:span><text:span text:style-name="T87">TBD</text:span><text:span text:style-name="T78"> a memory-size check should be performed to avoid reading in a map that doesn't fit.</text:span></text:p>
      <text:p text:style-name="P74"/>
      <text:p text:style-name="P44"><text:span text:style-name="T95">void fRandomMatrix(char *m1, int s1, uint64_t fdef, uint64_t nor, uint64_t noc)</text:span><text:span text:style-name="T93"> to generate set of vectors suitable for starting the sparsification with. <text:s/>The matrix m1 is set as a nor x noc matrix over the field of order fdef, where the first columns form an identity matrix and the remaining columns are pseudorandom. <text:s/></text:span><text:span text:style-name="T83">TBD</text:span><text:span text:style-name="T74"> this routine </text:span><text:span text:style-name="T82">is written but has never been run or tested.</text:span></text:p>
      <text:p text:style-name="P12"/>
      <text:p text:style-name="P58">TBD<text:span text:style-name="T27"> I suspect some other routine or routines will be approapriate to compute things like A + xB +y for scalars x and y, to avoid needless I/O.</text:span></text:p>
      <text:p text:style-name="P59"/>
      <text:p text:style-name="P7">Section <text:span text:style-name="T104">4</text:span> – <text:span text:style-name="T34">Gaussian Elimination.</text:span></text:p>
      <text:p text:style-name="P11"/>
      <text:p text:style-name="P26">Matrix multiplication is relatively easy to do by repeated chopping. <text:s/>At least three levels are needed for <text:span text:style-name="T104">multiplication, though the first is not yet implemented.</text:span></text:p>
      <text:p text:style-name="P26"/>
      <text:list xml:id="list1022984257145554683" text:style-name="L1">
        <text:list-item>
          <text:p text:style-name="P75">On disk to produce sub-matrices that fit into the available memory</text:p>
        </text:list-item>
        <text:list-item>
          <text:p text:style-name="P75">In memory to produce smaller sub-matrices for individual cores to work on</text:p>
        </text:list-item>
        <text:list-item>
          <text:p text:style-name="P75">And again into yet smaller sub-matrices to make better use of cache</text:p>
        </text:list-item>
      </text:list>
      <text:p text:style-name="P26"/>
      <text:p text:style-name="P26">For Gaussian elimination, it is not too hard to chop "horizontally" so that the parts have fewer rows, albeit still of full length. <text:s/><text:span text:style-name="T35">To achieve maximum efficiency when c</text:span>hopping "vertically" as <text:soft-page-break/>well,<text:span text:style-name="T35"> we must use methods that </text:span>introduc<text:span text:style-name="T35">e</text:span> <text:span text:style-name="T35">a couple of </text:span>concepts that may well be new to the reader<text:span text:style-name="T104">, who may imagine they already know all there is to know about Gaussian elimination.</text:span></text:p>
      <text:p text:style-name="P26"/>
      <text:p text:style-name="P53">NREF<text:span text:style-name="T28"> - Negative Reduced Echelon Form. <text:s/>This is the main tool used in meataxe64 for handling Gaussian elimination. <text:s/>For any given row space, to say that the basis is in NREF has two implications - one on the basis, and one on the way it is held in the computer.</text:span></text:p>
      <text:p text:style-name="P31"/>
      <text:p text:style-name="P30">A matrix is in NREF if</text:p>
      <text:list xml:id="list7307789808180209949" text:style-name="L2">
        <text:list-item>
          <text:p text:style-name="P76">Each row has a specified entry (its "pivot<text:span text:style-name="T37">al entry</text:span>"<text:span text:style-name="T37"> or just "pivot"</text:span>) that is -1, and <text:span text:style-name="T37">this entry </text:span>is the only non-zero entry in its column.</text:p>
        </text:list-item>
        <text:list-item>
          <text:p text:style-name="P76">The pivotal entry of any row is to the right of the pivotal entries in all previous rows<text:span text:style-name="T104">.</text:span></text:p>
        </text:list-item>
      </text:list>
      <text:p text:style-name="P30"/>
      <text:p text:style-name="P54"><text:span text:style-name="T32">In principle, it is not </text:span><text:span text:style-name="T28">required</text:span><text:span text:style-name="T32"> </text:span><text:span text:style-name="T28">that the pivotal entry is the first non-zero entry in each row</text:span><text:span text:style-name="T32">, but meataxe64 insists on this also. <text:s/>If a good reason for relaxing this, new functions (with new names) will be introduced to work with "non-standard pivots".</text:span></text:p>
      <text:p text:style-name="P30"/>
      <text:p text:style-name="P30">In meataxe64, an NREF matrix is held as</text:p>
      <text:list xml:id="list7460375574968674115" text:style-name="L3">
        <text:list-item>
          <text:p text:style-name="P77">A bit-string specifying which columns contain the pivots. <text:s/>This implies also which row that pivot in in, since the first set bit is the pivot for the first row, the second set bit is for the second row and so on.</text:p>
        </text:list-item>
        <text:list-item>
          <text:p text:style-name="P77">The remnant, containing the entries for all the rows on the columns that are not pivotal - where the bit in the bit-string is unset.</text:p>
        </text:list-item>
      </text:list>
      <text:p text:style-name="P31"/>
      <text:p text:style-name="P31">Here is an example of a matrix in NREF<text:span text:style-name="T38">. <text:s/>Notice that it is necessary to </text:span><text:span text:style-name="T8">specify</text:span><text:span text:style-name="T38"> the pivotal columns as exemplified here - the fifth column could concievable be the pivot for the second row if the pivots were non-standard.</text:span></text:p>
      <text:p text:style-name="P60"><text:s text:c="2"/></text:p>
      <text:p text:style-name="P63"><text:span text:style-name="T28"><text:s text:c="2"/></text:span><text:span text:style-name="T29"><text:s text:c="18"/></text:span><text:span text:style-name="T28">0 -1 <text:s/>0 <text:s/></text:span><text:span text:style-name="T29">2</text:span><text:span text:style-name="T28"> <text:s/>0 <text:s/></text:span><text:span text:style-name="T30">0</text:span><text:span text:style-name="T28"> <text:s/></text:span><text:span text:style-name="T29">1</text:span><text:span text:style-name="T28"> <text:s/>2</text:span></text:p>
      <text:p text:style-name="P63"><text:span text:style-name="T29">Matrix <text:s text:c="13"/></text:span><text:span text:style-name="T28">0 <text:s/>0 -1 <text:s/></text:span><text:span text:style-name="T29">5</text:span><text:span text:style-name="T28"> </text:span><text:span text:style-name="T31">-1</text:span><text:span text:style-name="T28"> </text:span><text:span text:style-name="T31"><text:s/>0</text:span><text:span text:style-name="T28"> <text:s/></text:span><text:span text:style-name="T29">7</text:span><text:span text:style-name="T28"> <text:s/>5</text:span></text:p>
      <text:p text:style-name="P63"><text:span text:style-name="T28"><text:s text:c="2"/></text:span><text:span text:style-name="T29"><text:s text:c="18"/></text:span><text:span text:style-name="T28">0 <text:s/>0 <text:s/>0 <text:s/></text:span><text:span text:style-name="T29">3</text:span><text:span text:style-name="T28"> </text:span><text:span text:style-name="T31"><text:s/>0</text:span><text:span text:style-name="T28"> </text:span><text:span text:style-name="T31">-1</text:span><text:span text:style-name="T28"> <text:s/></text:span><text:span text:style-name="T29">4</text:span><text:span text:style-name="T28"> <text:s/>2</text:span></text:p>
      <text:p text:style-name="P60"/>
      <text:p text:style-name="P61">Bit String <text:s text:c="9"/>0 <text:s/>1 <text:s/>1 <text:s/>0 <text:s/><text:span text:style-name="T71">0</text:span> <text:s/><text:span text:style-name="T71">1</text:span> <text:s/>0 <text:s/>0</text:p>
      <text:p text:style-name="P61"/>
      <text:p text:style-name="P61">Remnant <text:s text:c="12"/>0 <text:s/>2 <text:s/><text:span text:style-name="T38">0</text:span> <text:s/>1 <text:s/>2</text:p>
      <text:p text:style-name="P61"><text:s text:c="20"/>0 <text:s/>5 <text:span text:style-name="T38">-1</text:span> <text:s/>7 <text:s/>5</text:p>
      <text:p text:style-name="P30"><text:span text:style-name="T39"><text:s text:c="20"/>0 <text:s/>3 <text:s/></text:span><text:span text:style-name="T40">0</text:span><text:span text:style-name="T39"> <text:s/>4 <text:s/>2</text:span></text:p>
      <text:p text:style-name="P27"/>
      <text:p text:style-name="P28">The <text:span text:style-name="T7">fP</text:span><text:span text:style-name="T2">roduceNREF</text:span> function <text:span text:style-name="T38">takes a matrix and puts it into NREF using row operations. <text:s/>On</text:span>ly the <text:span text:style-name="T2">column-select bit-string</text:span> and the <text:span text:style-name="T2">remnant</text:span> R (as a matrix) are output<text:span text:style-name="T105">.</text:span></text:p>
      <text:p text:style-name="P28"/>
      <text:p text:style-name="P29">A common requirement is that we are given another matrix X whose rows are of the same length as our original matrix A and we wish to clear the pivotal columns in that matrix too. <text:s/>In meataxe64 this is done by two steps<text:span text:style-name="T72">, having put the matrix A into NREF</text:span>.</text:p>
      <text:p text:style-name="P28"><text:soft-page-break/></text:p>
      <text:p text:style-name="P28"><text:span text:style-name="T36">The first step is to run the </text:span><text:span text:style-name="T7">fColumnExtract</text:span><text:span text:style-name="T36"> program, that separates the columns of X, producing two matrices D and E - the selected columns and the non-selected columns.</text:span></text:p>
      <text:p text:style-name="P28"/>
      <text:p text:style-name="P29">The second step is to run <text:span text:style-name="T2">fMultiplyAdd</text:span> to multiply <text:span text:style-name="T41">D</text:span> by the remnant R and add the result into the matrix <text:span text:style-name="T41">E</text:span>. <text:s/>This way we get our result without the zero columns.</text:p>
      <text:p text:style-name="P29"/>
      <text:p text:style-name="P32">The process may be visualized by imagining the matrix A and X to be</text:p>
      <text:p text:style-name="P32"/>
      <text:p text:style-name="P62">A = -1 <text:s text:c="2"/>R</text:p>
      <text:p text:style-name="P62"/>
      <text:p text:style-name="P62">X = <text:s/>D <text:s text:c="2"/>E</text:p>
      <text:p text:style-name="P27"/>
      <text:p text:style-name="P32">The column-extract produces the matri<text:span text:style-name="T71">ces</text:span> D<text:span text:style-name="T71"> and E</text:span>, and then D.<text:span text:style-name="T71">R</text:span> is added to <text:span text:style-name="T71">E.</text:span></text:p>
      <text:p text:style-name="P32"/>
      <text:p text:style-name="P42">The routine fFullEchelize does the same as fProduceNREF, but produces also three further outputs. <text:s/>Notice that this requires considerable extra work, and fFullEchelize, in principle, takes about three times as long as fProduceNref. <text:s/>The three further outputs are . . .</text:p>
      <text:p text:style-name="P42"/>
      <text:list xml:id="list7411007762605802061" text:style-name="L4">
        <text:list-item>
          <text:p text:style-name="P78">A row-select bitstring specifying which rows were taken as the basis.</text:p>
        </text:list-item>
        <text:list-item>
          <text:p text:style-name="P78">The multiplier, specifying what matrix was used to multiple the rows selected (above) to put that matrix into NREF.</text:p>
        </text:list-item>
        <text:list-item>
          <text:p text:style-name="P78">The cleaner, specifying what multiples of the original selected rows were added to the non-selected rows to make the result zer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9-03-15T15:40:29.307671688</dc:date>
    <meta:editing-duration>P4DT9H36M7S</meta:editing-duration>
    <meta:editing-cycles>464</meta:editing-cycles>
    <meta:generator>LibreOffice/5.1.6.2$Linux_X86_64 LibreOffice_project/10m0$Build-2</meta:generator>
    <meta:printed-by>User </meta:printed-by>
    <meta:print-date>2012-07-06T16:23:45</meta:print-date>
    <meta:document-statistic meta:table-count="0" meta:image-count="0" meta:object-count="0" meta:page-count="8" meta:paragraph-count="84" meta:word-count="3518" meta:character-count="19564" meta:non-whitespace-character-count="15831"/>
  </office:meta>
</office:document-meta>
</file>